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iikkoraportin kirjoitus</text:p>
      <text:p text:style-name="Standard">Raportti on vähintään sivun pituinen ja maksimissaan kaksi sivua pitkä. Vastaa kysymyksiin joko jokaisen kehityspäivän jälkeen lyhyesti, tai kerran/useamman kerran viikon aikana pidemmällä tekstillä. Raportti palautetaan aina viikkopalautuksen yhteydessä, eli torstaisin.</text:p>
      <text:p text:style-name="Standard"> </text:p>
      <text:p text:style-name="Standard">Vastaa kirjoituksessa vähintään seuraaviin kysymyksiin:</text:p>
      <text:p text:style-name="Standard"> </text:p>
      <text:p text:style-name="Standard">- mitä opin tällä viikolla / tänään?</text:p>
      <text:p text:style-name="Standard"> </text:p>
      <text:p text:style-name="Standard">- mikä jäi epäselväksi? Vastaa tähän kohtaan rehellisesti, koska tarjoan sinulle tarvittaessa apua tämän kohdan perusteella.</text:p>
      <text:p text:style-name="Standard"> </text:p>
      <text:p text:style-name="Standard">- miten ohjelma on edistynyt?</text:p>
      <text:p text:style-name="Standard"> </text:p>
      <text:p text:style-name="Standard">- mitä teen seuraavaksi?</text:p>
      <text:p text:style-name="Standard"> </text:p>
      <text:p text:style-name="Standard"> </text:p>
      <text:p text:style-name="Standard"> </text:p>
      <text:p text:style-name="Standard">Voit sisällyttää viikkoraporttin myös palautteen ohjaajille kurssista.</text:p>
      <text:p text:style-name="Standard"/>
      <text:p text:style-name="Standard"/>
      <text:p text:style-name="P2">Viikko 3: 20. - 24.5.</text:p>
      <text:p text:style-name="Standard">Ma-Pe: Ohjaus verkossa ja laitoksella</text:p>
      <text:p text:style-name="Standard"> </text:p>
      <text:p text:style-name="P1">To 23.5. : Palautus 3</text:p>
      <text:p text:style-name="Standard">Vertaispalaute toisen työstä - sähköpostilla ohje tästä erikseen</text:p>
      <text:p text:style-name="Standard"> </text:p>
      <text:p text:style-name="Standard">Dokumentaatio: 100% kattava JavaDoc.</text:p>
      <text:p text:style-name="Standard">Viikkoraportti numero 2</text:p>
      <text:p text:style-name="Standard">Ohjelma: Ydinalue valmis, aloitettu omien tietorakenteiden toteutus.</text:p>
      <text:p text:style-name="Standard">Testaus: 100% koodikattavuus / dokumentoitu koodin kattava testaus. Aloitettu suorituskykytestau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1T11:48:24</meta:creation-date>
    <dc:date>2013-05-21T12:07:41</dc:date>
    <meta:editing-duration>PT18M56S</meta:editing-duration>
    <meta:editing-cycles>2</meta:editing-cycles>
    <meta:generator>LibreOffice/3.6$Linux_x86 LibreOffice_project/360m1$Build-2</meta:generator>
    <meta:document-statistic meta:table-count="0" meta:image-count="0" meta:object-count="0" meta:page-count="1" meta:paragraph-count="26" meta:word-count="120" meta:character-count="1011" meta:non-whitespace-character-count="1001"/>
  </office:meta>
</office:document-meta>
</file>